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adornments="Itálico Negrito" style:font-family-generic="swiss"/>
    <style:font-face style:name="Arial" svg:font-family="Arial" style:font-adornments="Negrito" style:font-family-generic="swiss"/>
    <style:font-face style:name="Arial2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9.024cm" fo:margin-left="7.878cm" fo:margin-right="0.099cm" table:align="margins"/>
    </style:style>
    <style:style style:name="Tabela1.A" style:family="table-column">
      <style:table-column-properties style:column-width="5.821cm" style:rel-column-width="42272*"/>
    </style:style>
    <style:style style:name="Tabela1.B" style:family="table-column">
      <style:table-column-properties style:column-width="3.203cm" style:rel-column-width="23263*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1.B2" style:family="table-cell" style:data-style-name="N37">
      <style:table-cell-properties fo:background-color="transparent" fo:padding="0cm" fo:border="non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998cm" style:rel-column-width="566*"/>
    </style:style>
    <style:style style:name="Tabela2.B" style:family="table-column">
      <style:table-column-properties style:column-width="4.44cm" style:rel-column-width="2517*"/>
    </style:style>
    <style:style style:name="Tabela2.C" style:family="table-column">
      <style:table-column-properties style:column-width="3.291cm" style:rel-column-width="1866*"/>
    </style:style>
    <style:style style:name="Tabela2.D" style:family="table-column">
      <style:table-column-properties style:column-width="2.381cm" style:rel-column-width="1350*"/>
    </style:style>
    <style:style style:name="Tabela2.E" style:family="table-column">
      <style:table-column-properties style:column-width="5.89cm" style:rel-column-width="3339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E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3" fo:font-size="12pt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3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3"/>
    </style:style>
    <style:style style:name="P9" style:family="paragraph" style:parent-style-name="Standard">
      <style:paragraph-properties style:snap-to-layout-grid="false"/>
      <style:text-properties fo:color="#000000" style:font-name="Arial4" style:font-name-complex="Arial4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style:font-name="Arial4" fo:font-size="12pt" style:font-size-asian="12pt" style:font-name-complex="Arial4" style:font-size-complex="12pt"/>
    </style:style>
    <style:style style:name="P11" style:family="paragraph" style:parent-style-name="Standard">
      <style:paragraph-properties fo:text-align="center" style:justify-single-word="false" style:snap-to-layout-grid="false"/>
      <style:text-properties fo:color="#000000" style:font-name="Arial4" fo:font-size="12pt" style:font-size-asian="12pt" style:font-name-complex="Arial4" style:font-size-complex="12pt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nap-to-layout-grid="false">
        <style:tab-stops>
          <style:tab-stop style:position="16.48cm"/>
        </style:tab-stops>
      </style:paragraph-properties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4" style:family="paragraph" style:parent-style-name="Standard">
      <style:paragraph-properties fo:margin-left="0.508cm" fo:margin-right="0cm" fo:line-height="150%" fo:text-align="justify" style:justify-single-word="false" fo:text-indent="0cm" style:auto-text-indent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 fo:break-before="page"/>
      <style:text-properties style:font-name="Arial3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3"/>
    </style:style>
    <style:style style:name="P17" style:family="paragraph" style:parent-style-name="Text_20_body">
      <style:paragraph-properties fo:line-height="150%" fo:text-align="center" style:justify-single-word="false"/>
      <style:text-properties style:font-name="Arial3"/>
    </style:style>
    <style:style style:name="P18" style:family="paragraph" style:parent-style-name="Text_20_body">
      <style:paragraph-properties fo:line-height="150%" fo:text-align="center" style:justify-single-word="false"/>
      <style:text-properties style:font-name="Arial3" fo:font-size="16pt" fo:font-weight="bold" style:font-size-asian="16pt" style:font-weight-asian="bold" style:font-size-complex="16pt" style:font-weight-complex="bold"/>
    </style:style>
    <style:style style:name="P19" style:family="paragraph" style:parent-style-name="Text_20_body">
      <style:paragraph-properties fo:line-height="150%" fo:text-align="center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 fo:padding="0.074cm" fo:border-left="none" fo:border-right="none" fo:border-top="none" fo:border-bottom="0.002cm solid #000000" style:join-border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line-height="100%" fo:text-align="center" style:justify-single-word="false" fo:padding="0.074cm" fo:border-left="none" fo:border-right="none" fo:border-top="none" fo:border-bottom="0.002cm solid #000000" style:join-border="false"/>
      <style:text-properties style:font-name="Arial3"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line-height="150%" fo:text-align="justify" style:justify-single-word="false"/>
      <style:text-properties style:font-name="Arial3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2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Standard" style:list-style-name="L1">
      <style:paragraph-properties fo:line-height="150%" fo:text-align="justify" style:justify-single-word="false"/>
      <style:text-properties style:font-name="Arial3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3" style:family="paragraph" style:parent-style-name="Standard" style:list-style-name="WW8Num27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4" style:family="paragraph" style:parent-style-name="Standard" style:list-style-name="WW8Num30">
      <style:paragraph-properties fo:line-height="150%" fo:text-align="justify" style:justify-single-word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5" style:family="paragraph" style:parent-style-name="Standard">
      <style:paragraph-properties fo:margin-left="0.508cm" fo:margin-right="0cm" fo:line-height="150%" fo:text-align="justify" style:justify-single-word="false" fo:text-indent="0cm" style:auto-text-indent="false"/>
      <style:text-properties fo:color="#000000" style:font-name="Arial3" fo:font-size="12pt" fo:font-weight="normal" style:font-size-asian="12pt" style:font-weight-asian="normal" style:font-name-complex="Arial4" style:font-size-complex="12pt" style:font-weight-complex="normal"/>
    </style:style>
    <style:style style:name="P36" style:family="paragraph" style:parent-style-name="Heading_20_1">
      <style:paragraph-properties fo:line-height="150%" fo:text-align="justify" style:justify-single-word="false"/>
      <style:text-properties style:font-name="Arial3"/>
    </style:style>
    <style:style style:name="P37" style:family="paragraph" style:parent-style-name="Heading_20_1">
      <style:paragraph-properties fo:text-align="center" style:justify-single-word="false" fo:break-before="page"/>
    </style:style>
    <style:style style:name="P38" style:family="paragraph" style:parent-style-name="Heading_20_2">
      <style:text-properties fo:font-weight="bold" style:font-weight-asian="bold" style:font-weight-complex="bold"/>
    </style:style>
    <style:style style:name="P39" style:family="paragraph" style:parent-style-name="Heading_20_5">
      <style:text-properties style:font-name="Arial3" fo:font-weight="bold" style:font-weight-asian="bold" style:font-weight-complex="bold"/>
    </style:style>
    <style:style style:name="T1" style:family="text">
      <style:text-properties fo:color="#000000" style:font-name="Arial4" style:font-name-complex="Arial4"/>
    </style:style>
    <style:style style:name="T2" style:family="text">
      <style:text-properties fo:color="#000000" style:font-name="Arial4" fo:font-style="italic" style:font-style-asian="italic" style:font-name-complex="Arial4"/>
    </style:style>
    <style:style style:name="T3" style:family="text">
      <style:text-properties fo:color="#000000" style:font-name-complex="Arial4"/>
    </style:style>
    <style:style style:name="T4" style:family="text">
      <style:text-properties fo:color="#000000" fo:font-style="italic" style:font-style-asian="italic" style:font-name-complex="Arial4" style:font-style-complex="italic"/>
    </style:style>
    <style:style style:name="T5" style:family="text">
      <style:text-properties fo:color="#000000" fo:font-style="normal" style:font-style-asian="normal" style:font-name-complex="Arial4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3">Sistema de Telemarketing para AAPPE – TMK</text:p>
      <text:p text:style-name="P3">Documento de Requisitos</text:p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Versão:</text:p>
          </table:table-cell>
          <table:table-cell table:style-name="Tabela1.A1" office:value-type="string">
            <text:p text:style-name="P23">0.0.1</text:p>
          </table:table-cell>
        </table:table-row>
        <table:table-row>
          <table:table-cell table:style-name="Tabela1.A1" office:value-type="string">
            <text:p text:style-name="P23">Data:</text:p>
          </table:table-cell>
          <table:table-cell table:style-name="Tabela1.B2" office:value-type="date" office:date-value="2011-05-01">
            <text:p text:style-name="P23">01/05/11</text:p>
          </table:table-cell>
        </table:table-row>
        <table:table-row>
          <table:table-cell table:style-name="Tabela1.A1" office:value-type="string">
            <text:p text:style-name="P23">Identificador do Documento:</text:p>
          </table:table-cell>
          <table:table-cell table:style-name="Tabela1.A1" office:value-type="string">
            <text:p text:style-name="P23">DR-01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h text:style-name="P36" text:outline-level="1"/>
      <text:p text:style-name="P16"/>
      <text:p text:style-name="P16"/>
      <text:p text:style-name="P16"/>
      <text:p text:style-name="P16"/>
      <text:p text:style-name="P16"/>
      <text:p text:style-name="P17"><text:soft-page-break/></text:p>
      <text:p text:style-name="P17"/>
      <text:p text:style-name="P17"/>
      <text:p text:style-name="P17"/>
      <text:p text:style-name="P17"/>
      <text:p text:style-name="P18">Aprovadores</text:p>
      <text:p text:style-name="P18"/>
      <text:p text:style-name="P22"/>
      <text:p text:style-name="P19">Jadson Ronald – Gerente de Projeto</text:p>
      <text:p text:style-name="P22"/>
      <text:p text:style-name="P19">Phelipe Melanias – Analista Desenvolvedor</text:p>
      <text:p text:style-name="P22"/>
      <text:p text:style-name="P19">Thales Imbruglia – Analista de Negócios</text:p>
      <text:p text:style-name="P21"/>
      <text:p text:style-name="P20">Arquiris Ferreira – Orientador</text:p>
      <text:p text:style-name="P19"/>
      <text:p text:style-name="P15"/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30">1. Visão Geral do Sistema<text:tab/>4</text:p>
          <text:p text:style-name="P27">1.1. Justificativa<text:tab/>4</text:p>
          <text:p text:style-name="P27">1.2. Objetivo<text:tab/>4</text:p>
          <text:p text:style-name="P27">1.3. Escopo<text:tab/>4</text:p>
          <text:p text:style-name="P27">1.4. Cliente<text:tab/>4</text:p>
          <text:p text:style-name="P27">1.6. Lista de Riscos<text:tab/>5</text:p>
          <text:p text:style-name="P30">2. Especificação de Requisitos <text:tab/>6</text:p>
          <text:p text:style-name="P27">2.1. Requisitos Funcionais<text:tab/>6</text:p>
          <text:p text:style-name="P29">2.1.1. Atores<text:tab/>6</text:p>
          <text:p text:style-name="P29">2.1.2. Diagrama de Casos de Uso<text:tab/>6</text:p>
          <text:p text:style-name="P29">2.1.3. Descrição dos Casos de Uso<text:tab/>6</text:p>
          <text:p text:style-name="P26">UC001 v.01 – Exemplo<text:tab/>6</text:p>
          <text:p text:style-name="P28">Atores<text:tab/>6</text:p>
          <text:p text:style-name="P28">Pré-condição<text:tab/>6</text:p>
          <text:p text:style-name="P28">Fluxo de Eventos<text:tab/>6</text:p>
          <text:p text:style-name="P28">Pós-condição<text:tab/>6</text:p>
          <text:p text:style-name="P28">Fluxos Alternativos<text:tab/>6</text:p>
          <text:p text:style-name="P27">2.2. Requisitos Não Funcionais<text:tab/>6</text:p>
          <text:p text:style-name="P27">2.3. Requisitos de Interface <text:tab/>6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7" text:outline-level="1">1. Visão Geral do Sistema</text:h>
      <text:list xml:id="list492673226" text:style-name="L1">
        <text:list-header>
          <text:p text:style-name="P31"/>
        </text:list-header>
      </text:list>
      <text:h text:style-name="P38" text:outline-level="2">1.1. Justificativa</text:h>
      <text:p text:style-name="P32"><text:tab/>No ambiente organizacional da AAPPE, percebeu-se uma carência no gerenciamento do setor de telemarketing. Analisamos e percebemos que seria válido criar um sistema tendo em vista que o mercado local não dispõe de uma ferramenta livre destinada a este ramo. Os sistemas existentes no mercado voltados para área de telemarketing são predominantemente proprietários, inviabilizando a compra por parte da organização que é sem fins lucrativos e não dispõe de recursos para financiar a aquisição de um sistema deste tipo. </text:p>
      <text:h text:style-name="Heading_20_2" text:outline-level="2">1.2. Objetivo</text:h>
      <text:p text:style-name="P6"><text:span text:style-name="T3"><text:tab/>Como solução para o problema apresentado, será idealizado um sistema </text:span><text:span text:style-name="T4">web</text:span><text:span text:style-name="T3"> para que as informações fiquem centralizadas e sejam acessadas de qualquer local, permitindo também um maior controle de cada pessoa física e jurídica com um cadastro único e seu respectivo histórico de doação.</text:span></text:p>
      <text:h text:style-name="Heading_20_2" text:outline-level="2">1.3. Escopo</text:h>
      <text:p text:style-name="P6"><text:tab/><text:span text:style-name="T3">O sistema funcionará através de um portal na intranet ou internet que contará com telas intuitivas que facilitem a navegação dos usuários finais. Na página principal do site haverá quadros informativos exibindo </text:span><text:span text:style-name="T5">estatísticas relacionadas ao uso das funcionalidades que foram requisitadas.</text:span></text:p>
      <text:h text:style-name="Heading_20_2" text:outline-level="2">1.4. Cliente</text:h>
      <text:p text:style-name="P13">A Associação dos Amigos e Pais de Pessoas Especiais – AAPPE é uma organização da sociedade civil, sem fins lucrativos, de utilidade Pública Federal, fundada em 28 de fevereiro de 1987. É um centro de referência em surdez no estado de Alagoas que promove um conjunto de ações voltadas para a habilitação e reabilitação integral da pessoa com deficiência auditiva e/ou deficiência múltipla. A organização possui seis unidades em todo o estado. Eles ficam localizadas nos municípios de Penedo, Santana do Ipanema e Maceió, sendo que neste último, três unidades.</text:p>
      <text:p text:style-name="P6"/>
      <text:p text:style-name="P5"><text:soft-page-break/>1.5. Benefícios</text:p>
      <text:p text:style-name="P14">Como o foco é agilizar o atendimento e o processo de arrecadação de doações serão listadas abaixo alguns dos principais benefícios que o sistema poderá gerar:</text:p>
      <text:p text:style-name="P14"/>
      <text:p text:style-name="P14">Para os funcionários os principais benefícios são:</text:p>
      <text:list xml:id="list322428328" text:style-name="WW8Num27">
        <text:list-item>
          <text:p text:style-name="P33">Fácil usabilidade e acessibilidade;</text:p>
        </text:list-item>
        <text:list-item>
          <text:p text:style-name="P33">Padronização no procedimento de trabalho;</text:p>
        </text:list-item>
        <text:list-item>
          <text:p text:style-name="P33">Maior agilidade para efetuar cadastro de doadores;</text:p>
        </text:list-item>
      </text:list>
      <text:p text:style-name="P14"/>
      <text:p text:style-name="P14">Para a instituição:</text:p>
      <text:list xml:id="list1035713035" text:style-name="WW8Num30">
        <text:list-item>
          <text:p text:style-name="P34">Informatização do setor;</text:p>
        </text:list-item>
        <text:list-item>
          <text:p text:style-name="P34">Histórico de doadores e suas respectivas doações;</text:p>
        </text:list-item>
        <text:list-item>
          <text:p text:style-name="P34">Relatórios para auxiliar na tomada de decisões;</text:p>
        </text:list-item>
        <text:list-item>
          <text:p text:style-name="P34">Ranking de doadores;</text:p>
        </text:list-item>
        <text:list-item>
          <text:p text:style-name="P34">Centralização das informações provenientes das filiais;</text:p>
        </text:list-item>
      </text:list>
      <text:h text:style-name="Heading_20_2" text:outline-level="2">1.6. Lista de Riscos</text:h>
      <text:p text:style-name="Text_20_body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24"/>
          </table:table-cell>
          <table:table-cell table:style-name="Tabela2.A1" office:value-type="string">
            <text:p text:style-name="P25">Descrição</text:p>
          </table:table-cell>
          <table:table-cell table:style-name="Tabela2.A1" office:value-type="string">
            <text:p text:style-name="P25">Probabilidade</text:p>
          </table:table-cell>
          <table:table-cell table:style-name="Tabela2.A1" office:value-type="string">
            <text:p text:style-name="P25">Impacto</text:p>
          </table:table-cell>
          <table:table-cell table:style-name="Tabela2.E1" office:value-type="string">
            <text:p text:style-name="P25">Solução</text:p>
          </table:table-cell>
        </table:table-row>
        <table:table-row>
          <table:table-cell table:style-name="Tabela2.A2" office:value-type="float" office:value="1">
            <text:p text:style-name="P24">1</text:p>
          </table:table-cell>
          <table:table-cell table:style-name="Tabela2.B2" office:value-type="string">
            <text:p text:style-name="P4"><text:span text:style-name="T1">Sistema ficar fora do ar (</text:span><text:span text:style-name="T2">offline</text:span><text:span text:style-name="T1">).</text:span>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Baixo</text:p>
          </table:table-cell>
          <table:table-cell table:style-name="Tabela2.E2" office:value-type="string">
            <text:p text:style-name="P4"><text:span text:style-name="T1">A hospedagem em </text:span><text:span text:style-name="T2">clouding computing</text:span><text:span text:style-name="T1"> possui um sistema que fica armazenado em mais de um servidor, caso haja problemas em alguns segundo o site ao ar novamente.</text:span></text:p>
          </table:table-cell>
        </table:table-row>
        <table:table-row>
          <table:table-cell table:style-name="Tabela2.A2" office:value-type="float" office:value="2">
            <text:p text:style-name="P24">2</text:p>
          </table:table-cell>
          <table:table-cell table:style-name="Tabela2.B2" office:value-type="string">
            <text:p text:style-name="P10">Ataques de SQL Injectons/Flaws, XSS, etc.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Baixo</text:p>
          </table:table-cell>
          <table:table-cell table:style-name="Tabela2.E2" office:value-type="string">
            <text:p text:style-name="P10">Além das boas práticas da programação, utilizamos diversos softwares que realizam testes e verificam com periodicidade as vulnerabilidades do site, nos retornando relatórios dos acontecimentos.</text:p>
          </table:table-cell>
        </table:table-row>
        <table:table-row>
          <table:table-cell table:style-name="Tabela2.A2" office:value-type="float" office:value="3">
            <text:p text:style-name="P24">3</text:p>
          </table:table-cell>
          <table:table-cell table:style-name="Tabela2.B2" office:value-type="string">
            <text:p text:style-name="P9">Ausência de um dos componentes da equipe.</text:p>
          </table:table-cell>
          <table:table-cell table:style-name="Tabela2.B2" office:value-type="string">
            <text:p text:style-name="P11">Baixa</text:p>
          </table:table-cell>
          <table:table-cell table:style-name="Tabela2.B2" office:value-type="string">
            <text:p text:style-name="P11">Alto</text:p>
          </table:table-cell>
          <table:table-cell table:style-name="Tabela2.E2" office:value-type="string">
            <text:p text:style-name="P10">Na ausência de algum integrante serão realizadas reuniões extras para não <text:soft-page-break/>perder rendimento.</text:p>
          </table:table-cell>
        </table:table-row>
      </table:table>
      <text:p text:style-name="P12"/>
      <text:h text:style-name="Heading_20_1" text:outline-level="1">2. Especificação de Requisitos </text:h>
      <text:h text:style-name="Heading_20_2" text:outline-level="2">2.1. Requisitos Funcionais</text:h>
      <text:h text:style-name="Heading_20_3" text:outline-level="3">2.1.1. Atores</text:h>
      <text:p text:style-name="Text_20_body"><text:tab/>Funcionários, Doadores, Motoboy, Operador.</text:p>
      <text:h text:style-name="Heading_20_3" text:outline-level="3">2.1.2. Diagrama de Casos de Uso</text:h>
      <text:p text:style-name="Text_20_body"><text:tab/>&lt;&lt;Screenshot do diagrama da casos de uso&gt;&gt;</text:p>
      <text:h text:style-name="Heading_20_3" text:outline-level="3">2.1.3. Descrição dos Casos de Uso</text:h>
      <text:h text:style-name="Heading_20_4" text:outline-level="4">UC001 v.01 – Exemplo</text:h>
      <text:h text:style-name="Heading_20_5" text:outline-level="5">Atores</text:h>
      <text:h text:style-name="P39" text:outline-level="5">Pré-condição</text:h>
      <text:h text:style-name="P39" text:outline-level="5">Fluxo de Eventos</text:h>
      <text:h text:style-name="P39" text:outline-level="5">Pós-condição</text:h>
      <text:h text:style-name="P39" text:outline-level="5">Fluxos Alternativos</text:h>
      <text:p text:style-name="P7"/>
      <text:h text:style-name="Heading_20_2" text:outline-level="2">2.2. Requisitos Não Funcionais</text:h>
      <text:h text:style-name="Heading_20_2" text:outline-level="2">2.3. Requisitos de Interface </text:h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Arial3" svg:font-family="Arial" style:font-family-generic="swiss"/>
    <style:font-face style:name="Arial1" svg:font-family="Arial" style:font-adornments="Itálico Negrito" style:font-family-generic="swiss"/>
    <style:font-face style:name="Arial" svg:font-family="Arial" style:font-adornments="Negrito" style:font-family-generic="swiss"/>
    <style:font-face style:name="Arial2" svg:font-family="Arial" style:font-adornments="Regular" style:font-family-generic="swiss"/>
    <style:font-face style:name="Liberation Serif" svg:font-family="'Liberation Serif'" style:font-family-generic="roman" style:font-pitch="variable"/>
    <style:font-face style:name="Arial4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ading_20_1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Arial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style:page-number="auto" fo:background-color="transparent" style:shadow="none">
        <style:tab-stops/>
        <style:drop-cap/>
        <style:background-image/>
      </style:paragraph-properties>
      <style:text-properties style:font-name="Arial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Arial" fo:font-size="12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style:font-name="Arial" fo:font-size="12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style:page-number="auto"/>
      <style:text-properties style:font-name="Arial1" fo:font-size="12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Title" style:next-style-name="Text_20_body" style:default-outline-level="5" style:class="text">
      <style:text-properties style:font-name="Arial"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0z0" style:family="text">
      <style:text-properties style:font-name="Symbol"/>
    </style:style>
    <style:style style:name="WW8Num27z0" style:family="text">
      <style:text-properties style:font-name="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3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stema de Telemarketing - TMK</text:p>
        <text:p text:style-name="MP1">Versão 0.0.1, 01/05/2011</text:p>
      </style:header>
      <style:footer>
        <text:p text:style-name="MP2"><text:s/>Página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01T18:34:34</meta:creation-date>
    <dc:date>2011-05-01T22:11:10</dc:date>
    <meta:editing-duration>PT03H21M45S</meta:editing-duration>
    <meta:editing-cycles>36</meta:editing-cycles>
    <meta:generator>OpenOffice.org/3.2$Linux OpenOffice.org_project/320m12$Build-9483</meta:generator>
    <meta:document-statistic meta:table-count="2" meta:image-count="0" meta:object-count="0" meta:page-count="6" meta:paragraph-count="92" meta:word-count="636" meta:character-count="4070"/>
  </office:meta>
</office:document-meta>
</file>